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thodInvocationStrategy.createInvocation( Object pojo , BeanInfo beanInfo , MessageExchange messageExchange , BeanEndpoint pojo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InvocationStrategy.loadDefaul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MethodInvocationStrategy.getDefaultParameterTypeExpression( Class parame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InvocationStrategy.evaluate( MessageExchange message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InvocationStrategy.addParameterMapping( Class parameterType ,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hodInvocationStrategy.DefaultMethodInvocat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